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10000011F73611C2D440712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9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rsid="0014e8e1" officeooo:paragraph-rsid="0014e8e1" style:font-size-asian="12pt" style:font-size-complex="12pt"/>
    </style:style>
    <style:style style:name="P13" style:family="paragraph" style:parent-style-name="Text_20_body">
      <style:text-properties fo:font-size="12pt" officeooo:paragraph-rsid="00116f6d" style:font-size-asian="12pt" style:font-size-complex="12pt"/>
    </style:style>
    <style:style style:name="P14" style:family="paragraph" style:parent-style-name="Standard" style:list-style-name="">
      <style:text-properties fo:font-size="12pt" style:font-size-asian="12pt" style:font-size-complex="12pt"/>
    </style:style>
    <style:style style:name="P15" style:family="paragraph" style:parent-style-name="Text_20_body" style:list-style-name="L2">
      <style:text-properties fo:font-size="12pt" style:font-size-asian="12pt" style:font-size-complex="12pt"/>
    </style:style>
    <style:style style:name="P16" style:family="paragraph" style:parent-style-name="Text_20_body" style:list-style-name="L3">
      <style:text-properties fo:font-size="12pt" style:font-size-asian="12pt" style:font-size-complex="12pt"/>
    </style:style>
    <style:style style:name="P17" style:family="paragraph" style:parent-style-name="Text_20_body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text-properties fo:font-size="12pt" fo:font-weight="normal" officeooo:rsid="0014e8e1" officeooo:paragraph-rsid="0014e8e1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fo:font-size="12pt" officeooo:rsid="0014e8e1" officeooo:paragraph-rsid="0014e8e1" fo:background-color="#2a6099" style:font-size-asian="12pt" style:font-size-complex="12pt"/>
    </style:style>
    <style:style style:name="P20" style:family="paragraph" style:parent-style-name="Text_20_body" style:list-style-name="L1">
      <style:text-properties fo:font-size="12pt" officeooo:rsid="0014e8e1" officeooo:paragraph-rsid="0014e8e1" fo:background-color="#800080" style:font-size-asian="12pt" style:font-size-complex="12pt"/>
    </style:style>
    <style:style style:name="P21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2" style:family="paragraph" style:parent-style-name="Titre_20_couverture" style:master-page-name="Standard">
      <style:paragraph-properties fo:margin-left="2.501cm" fo:margin-right="3.247cm" fo:text-indent="0cm" style:auto-text-indent="false" style:page-number="1">
        <style:tab-stops>
          <style:tab-stop style:position="10.5cm"/>
        </style:tab-stops>
      </style:paragraph-properties>
    </style:style>
    <style:style style:name="P23" style:family="paragraph" style:parent-style-name="question">
      <style:text-properties fo:font-size="12pt" style:font-size-asian="12pt" style:font-size-complex="12pt"/>
    </style:style>
    <style:style style:name="P24" style:family="paragraph" style:parent-style-name="question">
      <style:text-properties fo:font-size="12pt" officeooo:rsid="0014e8e1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e8e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e8e1" style:font-weight-asian="normal" style:font-weight-complex="normal"/>
    </style:style>
    <style:style style:name="T7" style:family="text">
      <style:text-properties officeooo:rsid="00116f6d"/>
    </style:style>
    <style:style style:name="T8" style:family="text">
      <style:text-properties officeooo:rsid="0013ea60"/>
    </style:style>
    <style:style style:name="T9" style:family="text">
      <style:text-properties officeooo:rsid="0014e8e1"/>
    </style:style>
    <style:style style:name="T10" style:family="text">
      <style:text-properties officeooo:rsid="0015331c"/>
    </style:style>
    <style:style style:name="T11" style:family="text">
      <style:text-properties fo:background-color="#2a6099" loext:char-shading-value="0"/>
    </style:style>
    <style:style style:name="T12" style:family="text">
      <style:text-properties fo:background-color="#2a6099" loext:char-shading-value="0"/>
    </style:style>
    <style:style style:name="T13" style:family="text">
      <style:text-properties fo:background-color="#800080" loext:char-shading-value="0"/>
    </style:style>
    <style:style style:name="T14" style:family="text">
      <style:text-properties fo:background-color="#800080" loext:char-shading-value="0"/>
    </style:style>
    <style:style style:name="T15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ravaux dirigés</text:p>
      <text:p text:style-name="P7"><text:span text:style-name="T8">L</text:span>es classes et les instances en <text:span text:style-name="T8">JAVA</text:span></text:p>
      <text:h text:style-name="P21" text:outline-level="1">objectif</text:h>
      <text:p text:style-name="P11">Définir une classe, ses caractéristiques, ses comportements</text:p>
      <text:h text:style-name="P21" text:outline-level="1">Travail</text:h>
      <text:p text:style-name="P10">Nous allons définir puis tester une classe en java. </text:p>
      <text:h text:style-name="Heading_20_2" text:outline-level="2">Analyse</text:h>
      <text:p text:style-name="P12">Nous voulons modéliser un compte bancaire. </text:p>
      <text:list xml:id="list751998820" text:style-name="Numbering_20_1">
        <text:list-item>
          <text:p text:style-name="P24">Pour les éléments suivants, dites lesquels peuvent être des <text:span text:style-name="T12">attributs</text:span> ou des <text:span text:style-name="T14">méthodes </text:span>de la classe CompteBancaire</text:p>
        </text:list-item>
      </text:list>
      <text:list xml:id="list501330106" text:style-name="L1">
        <text:list-item>
          <text:p text:style-name="P20">Retirer une somme d'argent</text:p>
        </text:list-item>
        <text:list-item>
          <text:p text:style-name="P19">Le solde du compte</text:p>
        </text:list-item>
        <text:list-item>
          <text:p text:style-name="P19">Le découvert autorisé</text:p>
        </text:list-item>
        <text:list-item>
          <text:p text:style-name="P20">Déposer de l'argent</text:p>
        </text:list-item>
        <text:list-item>
          <text:p text:style-name="P20">Consulter le solde et le découvert autorisé</text:p>
        </text:list-item>
        <text:list-item>
          <text:p text:style-name="P20">Modifier le découvert autorisé</text:p>
        </text:list-item>
      </text:list>
      <text:p text:style-name="P9"/>
      <text:p text:style-name="P8"/>
      <text:h text:style-name="Heading_20_2" text:outline-level="2"><text:span text:style-name="T7">C</text:span>odage de la classe <text:span text:style-name="T9">CompteBancaire</text:span></text:h>
      <text:p text:style-name="Text_20_body"/>
      <text:p text:style-name="P13"><text:span text:style-name="T10">Vous utiliserez</text:span> <text:span text:style-name="T7">Netbeans</text:span> pour tester votre travail.</text:p>
      <text:list xml:id="list1158078857" text:style-name="L2">
        <text:list-item>
          <text:p text:style-name="P15"><text:span text:style-name="T9">Dans votre projet précédent</text:span> <text:span text:style-name="T9">ayant pour </text:span>nom <text:span text:style-name="T3">TD</text:span></text:p>
        </text:list-item>
        <text:list-item>
          <text:p text:style-name="P15">Créez un paquetage <text:span text:style-name="T4">banques</text:span><text:span text:style-name="T5"> </text:span></text:p>
        </text:list-item>
      </text:list>
      <text:list xml:id="list2135011593" text:style-name="L3">
        <text:list-item>
          <text:p text:style-name="P16"><text:span text:style-name="T5">Définissez dans ce paquetage la classe </text:span><text:span text:style-name="T4">CompteBancaire</text:span><text:span text:style-name="T5">. </text:span></text:p>
          <text:list>
            <text:list-item>
              <text:p text:style-name="P17">attributs privés</text:p>
            </text:list-item>
            <text:list-item>
              <text:p text:style-name="P17">trois constructeurs <text:span text:style-name="T9">(par défaut, à paramètres, copie)</text:span></text:p>
            </text:list-item>
            <text:list-item>
              <text:p text:style-name="P16"><text:span text:style-name="T6">L</text:span><text:span text:style-name="T5">es <text:s/>méthodes </text:span><text:span text:style-name="T6">deposer, retirer, afficher et changerDecouvert</text:span></text:p>
            </text:list-item>
          </text:list>
        </text:list-item>
        <text:list-item>
          <text:p text:style-name="P17">Prévoyez pour la tester simplement la méthode main et la génération de commentaire.</text:p>
        </text:list-item>
      </text:list>
      <text:list xml:id="list104140655029158" text:continue-list="list751998820" text:style-name="Numbering_20_1">
        <text:list-item>
          <text:p text:style-name="P23"><text:span text:style-name="T9">Codez et testez la classe CompteBancaire</text:span>. </text:p>
        </text:list-item>
      </text:list>
      <text:list xml:id="list104140910669772" text:continue-list="list1158078857" text:style-name="L2">
        <text:list-item text:start-value="1">
          <text:p text:style-name="P18">Testez bien les cas limites (retirer plus que le solde, retirer une somme négative,...)</text:p>
        </text:list-item>
      </text:list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10T12:21:40</meta:creation-date>
    <dc:date>2020-02-06T10:41:40.022369952</dc:date>
    <dc:language>de-DE</dc:language>
    <meta:editing-cycles>24</meta:editing-cycles>
    <meta:editing-duration>PT7H19M11S</meta:editing-duration>
    <meta:document-statistic meta:table-count="0" meta:image-count="1" meta:object-count="0" meta:page-count="2" meta:paragraph-count="30" meta:word-count="194" meta:character-count="1181" meta:non-whitespace-character-count="1029"/>
    <meta:user-defined meta:name="Info 1"/>
    <meta:user-defined meta:name="Info 2"/>
    <meta:user-defined meta:name="Info 3"/>
    <meta:user-defined meta:name="Info 4"/>
  </office:meta>
</office:document-meta>
</file>